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09-22_20-55-01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09-23_02-21-16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2-09-23_07-35-41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09-23_07-44-32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09-23_12-59-58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09-23_14-14-24_000.jpg</text:p>
          </table:table-cell>
          <table:table-cell table:style-name="ce27" office:value-type="string">
            <text:p>:m #*# / memo:other(m:other) / topic=お父さんの埋葬（納骨）, about=お兄さんへのメールの、下書き,other=~,id=~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#*# / memo:other(m:other) / topic=お父さんの埋葬（納骨）, about=お兄さんへのメールの、下書き,other=~,id=~ ">
            <text:p>:m #*# / memo:other(m:other) / topic=お父さんの埋葬（納骨）, about=お兄さんへのメールの、下書き,other=~,id=~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09-23_16-53-36_000.jpg</text:p>
          </table:table-cell>
          <table:table-cell table:style-name="ce27" office:value-type="string">
            <text:p>:m RES #*# / free# JVEMV6 82#_2:1 / 82. math-research / topics=~,w=~,s=~,i=~,doc=r-1-1~1.2#1,other=no-memo</text:p>
          </table:table-cell>
          <table:table-cell table:style-name="ce29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RES #*# / free# JVEMV6 82#_2:1 / 82. math-research / topics=~,w=~,s=~,i=~,doc=r-1-1~1.2#1,other=no-memo">
            <text:p>:m RES #*# / free# JVEMV6 82#_2:1 / 82. math-research / topics=~,w=~,s=~,i=~,doc=r-1-1~1.2#1,other=no-memo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09-23_17-38-30_000.jpg</text:p>
          </table:table-cell>
          <table:table-cell table:style-name="ce27" office:value-type="string">
            <text:p>:m #*# RES / JVEMV6 64#193_shimada_ekibyoo / 『疫病vs神』 著者=島田ひろみ,校注=~ / p.46 / w=~,topic=~,publisher=~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#*# RES / JVEMV6 64#193_shimada_ekibyoo / 『疫病vs神』 著者=島田ひろみ,校注=~ / p.46 / w=~,topic=~,publisher=~,other=~">
            <text:p>:m #*# RES / JVEMV6 64#193_shimada_ekibyoo / 『疫病vs神』 著者=島田ひろみ,校注=~ / p.46 / w=~,topic=~,publisher=~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float" office:value="0">
            <text:p>#VALUE!</text:p>
          </table:table-cell>
          <table:table-cell table:style-name="ce53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/>
          <table:table-cell table:style-name="ce28"/>
          <table:table-cell table:style-name="ce10" table:number-columns-repeated="2"/>
          <table:table-cell table:style-name="ce51"/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/>
          <table:table-cell table:style-name="ce27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/>
          <table:table-cell table:style-name="ce27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/>
          <table:table-cell table:style-name="ce27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/>
          <table:table-cell table:style-name="ce29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3])" office:value-type="float" office:value="74">
            <text:p>7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13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4">2022/09/24</text:date>, <text:time>11:11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9-24T11:11:05.17</dc:date>
    <dc:creator>iwabuchi ken</dc:creator>
    <meta:editing-duration>P49DT7H55M46S</meta:editing-duration>
    <meta:editing-cycles>16083</meta:editing-cycles>
    <meta:document-statistic meta:table-count="2" meta:cell-count="909" meta:object-count="0"/>
    <meta:user-defined meta:name="qrichtext">1</meta:user-defined>
  </office:meta>
</office:document-meta>
</file>